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2" svg:font-family="Consolas, 'Courier New', monospace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Source Code Pro" svg:font-family="'Source Code Pro', monospace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711cm" table:align="margins"/>
    </style:style>
    <style:style style:name="Tabela1.A" style:family="table-column">
      <style:table-column-properties style:column-width="5.126cm" style:rel-column-width="2906*"/>
    </style:style>
    <style:style style:name="Tabela1.B" style:family="table-column">
      <style:table-column-properties style:column-width="14.586cm" style:rel-column-width="8269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 fo:background-color="#ffffff">
        <style:background-image/>
      </style:paragraph-properties>
    </style:style>
    <style:style style:name="P3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ff0000"/>
    </style:style>
    <style:style style:name="P4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5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eeeee" fo:padding="0cm" fo:border="none">
        <style:background-image/>
      </style:paragraph-properties>
    </style:style>
    <style:style style:name="P6" style:family="paragraph" style:parent-style-name="Preformatted_20_Text">
      <style:paragraph-properties fo:margin-top="0cm" fo:margin-bottom="0cm" fo:text-align="start" style:justify-single-word="false" fo:orphans="2" fo:widows="2" fo:background-color="#eff0f1" fo:padding="0cm" fo:border="none">
        <style:background-image/>
      </style:paragraph-properties>
    </style:style>
    <style:style style:name="P7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eeeeee" fo:padding="0cm" fo:border="none">
        <style:background-image/>
      </style:paragraph-properties>
    </style:style>
    <style:style style:name="P8" style:family="paragraph" style:parent-style-name="Preformatted_20_Text">
      <style:paragraph-properties fo:orphans="2" fo:widows="2" fo:background-color="#f0f0f0">
        <style:background-image/>
      </style:paragraph-properties>
    </style:style>
    <style:style style:name="P9" style:family="paragraph" style:parent-style-name="Preformatted_20_Text">
      <style:paragraph-properties fo:margin-top="0cm" fo:margin-bottom="0.499cm" fo:orphans="2" fo:widows="2" fo:background-color="#f0f0f0">
        <style:background-image/>
      </style:paragraph-properties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00" fo:font-weight="normal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00"/>
    </style:style>
    <style:style style:name="P17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18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/>
    </style:style>
    <style:style style:name="P19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6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 fo:background-color="#99cc99">
        <style:background-image/>
      </style:paragraph-properties>
    </style:style>
    <style:style style:name="P29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color="#000000" fo:font-weight="bold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color="#000000" fo:font-weight="normal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 fo:background-color="#99cc99">
        <style:background-image/>
      </style:paragraph-properties>
    </style:style>
    <style:style style:name="P32" style:family="paragraph" style:parent-style-name="Table_20_Contents">
      <style:paragraph-properties fo:text-align="center" style:justify-single-word="false" fo:background-color="#99ccff">
        <style:background-image/>
      </style:paragraph-properties>
    </style:style>
    <style:style style:name="P33" style:family="paragraph" style:parent-style-name="Table_20_Contents">
      <style:paragraph-properties fo:text-align="center" style:justify-single-word="false" fo:background-color="#0000ff">
        <style:background-image/>
      </style:paragraph-properties>
    </style:style>
    <style:style style:name="P34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 fo:background-color="#ff66cc">
        <style:background-image/>
      </style:paragraph-properties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 fo:background-color="#cc66ff">
        <style:background-image/>
      </style:paragraph-properties>
      <style:text-properties fo:font-weight="bol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fo:font-weight="bold" style:font-weight-asian="bold" style:font-weight-complex="bold"/>
    </style:style>
    <style:style style:name="P38" style:family="paragraph" style:parent-style-name="Standard">
      <style:paragraph-properties>
        <style:tab-stops>
          <style:tab-stop style:position="17.794cm"/>
        </style:tab-stops>
      </style:paragraph-properties>
    </style:style>
    <style:style style:name="P39" style:family="paragraph" style:parent-style-name="Standard">
      <style:paragraph-properties fo:text-align="start" style:justify-single-word="false" fo:background-color="#ffffff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3" style:family="text">
      <style:text-properties fo:font-variant="normal" fo:text-transform="none" fo:color="#303336" style:font-name="Consolas" fo:font-size="9.75pt" fo:letter-spacing="normal" fo:font-style="normal" fo:font-weight="normal" fo:background-color="#eff0f1"/>
    </style:style>
    <style:style style:name="T4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5" style:family="text">
      <style:text-properties fo:font-variant="normal" fo:text-transform="none" fo:color="#303336" fo:letter-spacing="normal" fo:background-color="#eff0f1"/>
    </style:style>
    <style:style style:name="T6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7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8" style:family="text">
      <style:text-properties fo:font-variant="normal" fo:text-transform="none" fo:color="#708090" style:font-name="Consolas1" fo:font-size="12pt" fo:letter-spacing="normal" fo:font-style="normal" fo:font-weight="normal" fo:background-color="transparent"/>
    </style:style>
    <style:style style:name="T9" style:family="text">
      <style:text-properties fo:font-variant="normal" fo:text-transform="none" fo:color="#0077aa" style:font-name="Consolas1" fo:font-size="12pt" fo:letter-spacing="normal" fo:font-style="normal" fo:font-weight="normal" fo:background-color="transparent"/>
    </style:style>
    <style:style style:name="T10" style:family="text">
      <style:text-properties fo:font-variant="normal" fo:text-transform="none" fo:color="#333333" style:font-name="Consolas1" fo:font-size="12pt" fo:letter-spacing="normal" fo:font-style="normal" fo:font-weight="normal" fo:background-color="transparent"/>
    </style:style>
    <style:style style:name="T11" style:family="text">
      <style:text-properties fo:font-variant="normal" fo:text-transform="none" fo:color="#a67f59" style:font-name="Consolas1" fo:font-size="12pt" fo:letter-spacing="normal" fo:font-style="normal" fo:font-weight="normal" fo:background-color="transparent"/>
    </style:style>
    <style:style style:name="T12" style:family="text">
      <style:text-properties fo:font-variant="normal" fo:text-transform="none" fo:color="#990055" style:font-name="Consolas1" fo:font-size="12pt" fo:letter-spacing="normal" fo:font-style="normal" fo:font-weight="normal" fo:background-color="transparent"/>
    </style:style>
    <style:style style:name="T13" style:family="text">
      <style:text-properties fo:font-variant="normal" fo:text-transform="none" fo:color="#999999" style:font-name="Consolas1" fo:font-size="12pt" fo:letter-spacing="normal" fo:font-style="normal" fo:font-weight="normal" fo:background-color="transparent"/>
    </style:style>
    <style:style style:name="T14" style:family="text">
      <style:text-properties fo:font-variant="normal" fo:text-transform="none" fo:color="#000000" style:font-name="Source Code Pro" fo:letter-spacing="normal" fo:font-style="normal" fo:font-weight="bold"/>
    </style:style>
    <style:style style:name="T15" style:family="text">
      <style:text-properties fo:font-variant="normal" fo:text-transform="none" fo:color="#000000" style:font-name="Source Code Pro" fo:letter-spacing="normal" fo:font-style="normal" fo:font-weight="normal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8800" style:font-name="Source Code Pro" fo:letter-spacing="normal" fo:font-style="normal" fo:font-weight="normal"/>
    </style:style>
    <style:style style:name="T19" style:family="text">
      <style:text-properties fo:font-variant="normal" fo:text-transform="none" fo:color="#888888" style:font-name="Source Code Pro" fo:letter-spacing="normal" fo:font-style="normal" fo:font-weight="normal"/>
    </style:style>
    <style:style style:name="T20" style:family="text">
      <style:text-properties fo:color="#00000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9cdcfe"/>
    </style:style>
    <style:style style:name="T25" style:family="text">
      <style:text-properties fo:color="#9cdcfe" style:font-name="Consolas2" fo:font-size="10.5pt" fo:font-weight="normal" fo:background-color="#1e1e1e"/>
    </style:style>
    <style:style style:name="T26" style:family="text">
      <style:text-properties fo:color="#d4d4d4" style:font-name="Consolas2" fo:font-size="10.5pt" fo:font-weight="normal" fo:background-color="#1e1e1e"/>
    </style:style>
    <style:style style:name="T27" style:family="text">
      <style:text-properties fo:color="#dcdcaa"/>
    </style:style>
    <style:style style:name="T28" style:family="text">
      <style:text-properties fo:color="#dcdcaa" style:font-name="Consolas2" fo:font-size="10.5pt" fo:font-weight="normal" fo:background-color="#1e1e1e"/>
    </style:style>
    <style:style style:name="T29" style:family="text">
      <style:text-properties fo:color="#ce9178"/>
    </style:style>
    <style:style style:name="T30" style:family="text">
      <style:text-properties fo:color="#ce9178" style:font-name="Consolas2" fo:font-size="10.5pt" fo:font-weight="normal" fo:background-color="#1e1e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OPERATORY:</text:p>
            <text:p text:style-name="P11"/>
            <text:p text:style-name="P14">=</text:p>
            <text:p text:style-name="P11">PRZYPISANIE</text:p>
            <text:p text:style-name="P11"/>
            <text:p text:style-name="P11"/>
            <text:p text:style-name="P11"/>
            <text:p text:style-name="P11"/>
            <text:p text:style-name="P11"/>
            <text:p text:style-name="P25">+ </text:p>
            <text:p text:style-name="P21"/>
            <text:p text:style-name="P21"/>
            <text:p text:style-name="P23">KONKATENACJA </text:p>
            <text:p text:style-name="P21">concatenation operator</text:p>
            <text:p text:style-name="P21"/>
            <text:p text:style-name="P21"/>
            <text:p text:style-name="P21"/>
            <text:p text:style-name="P21"/>
            <text:p text:style-name="P25"><text:s/>-</text:p>
            <text:p text:style-name="P11"/>
            <text:p text:style-name="P11"/>
            <text:p text:style-name="P12"><text:span text:style-name="T23"/></text:p>
            <text:p text:style-name="P12"/>
            <text:p text:style-name="P21">* <text:s/></text:p>
            <text:p text:style-name="P21"><text:s/>/</text:p>
            <text:p text:style-name="P11"/>
            <text:p text:style-name="P11"/>
            <text:p text:style-name="P11"><text:span text:style-name="T23">Modulo</text:span> %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21">+= <text:s text:c="2"/></text:p>
            <text:p text:style-name="P21">-= </text:p>
            <text:p text:style-name="P12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++</text:p>
            <text:p text:style-name="P21">--</text:p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3">**</text:p>
            <text:p text:style-name="P13">lub</text:p>
            <text:p text:style-name="P1"><text:span text:style-name="Source_20_Text"><text:span text:style-name="T16">Math</text:span></text:span><text:span text:style-name="Source_20_Text"><text:span text:style-name="T17">.pow(x, y)</text:span></text:span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27">Jednoargumentowy plus (+)</text:p>
            <text:p text:style-name="P11">(Unary plus)</text:p>
            <text:p text:style-name="P11"/>
            <text:p text:style-name="P11"/>
            <text:p text:style-name="P11"/>
            <text:p text:style-name="P11"/>
            <text:p text:style-name="P11"/>
            <text:p text:style-name="P11">Operatory porówniania</text:p>
            <text:p text:style-name="P27">Comparison operators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34">Pitfalls </text:p>
            <text:p text:style-name="P34">Comparison operators</text:p>
            <text:p text:style-name="P23"><text:soft-page-break/>(Pułapki</text:p>
            <text:p text:style-name="P23">Operatorów porównania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27">OPERATORY LOGICZNE </text:p>
            <text:p text:style-name="P11">(Logical operators)</text:p>
            <text:p text:style-name="P11"/>
            <text:p text:style-name="P11"/>
            <text:p text:style-name="P11"/>
            <text:p text:style-name="P11"/>
            <text:p text:style-name="P34">Pułapki operatorów</text:p>
            <text:p text:style-name="P11"/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F12 – DevTools</text:p>
            <text:p text:style-name="P10"/>
            <text:p text:style-name="P10"/>
            <text:p text:style-name="P10"/>
            <text:p text:style-name="P10"/>
            <text:p text:style-name="P10">Attaching (Dołączanie)</text:p>
            <text:p text:style-name="P10">Osadzanie JS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32">VARIABLE</text:p>
            <text:p text:style-name="P10">(zmienna)</text:p>
            <text:p text:style-name="P10"/>
            <text:p text:style-name="P10"/>
            <text:p text:style-name="P10">Typy Zmiennej i ich literały (LITERALS)</text:p>
            <text:p text:style-name="P10"/>
            <text:p text:style-name="P10"/>
            <text:p text:style-name="P10"/>
            <text:p text:style-name="P10"/>
            <text:p text:style-name="P10">3 sposoby</text:p>
            <text:p text:style-name="P33">Deklawanie Zmiennej </text:p>
            <text:p text:style-name="P10"/>
            <text:p text:style-name="P10"/>
            <text:p text:style-name="P10">Zmienna w praktyce : </text:p>
            <text:p text:style-name="P10"/>
            <text:p text:style-name="P10"/>
            <text:p text:style-name="P10">metody nazywania Zmienne:</text:p>
            <text:p text:style-name="P10"/>
            <text:p text:style-name="P10"/>
            <text:p text:style-name="P27">console object </text:p>
            <text:p text:style-name="P10">variable</text:p>
            <text:p text:style-name="P10">(zmienna)</text:p>
            <text:p text:style-name="P10"/>
            <text:p text:style-name="P10"/>
            <text:p text:style-name="P10"/>
            <text:p text:style-name="P31"><text:span text:style-name="T1">Truthy and falsy</text:span> variables</text:p>
            <text:p text:style-name="P10">(zmienne)</text:p>
            <text:p text:style-name="P10"><text:soft-page-break/></text:p>
            <text:p text:style-name="P10">White space doesn't matters!</text:p>
            <text:p text:style-name="P10"/>
            <text:p text:style-name="P10"/>
            <text:p text:style-name="P10"/>
            <text:p text:style-name="P10">Variables are case sensitive!</text:p>
            <text:p text:style-name="P10"/>
            <text:p text:style-name="P10"/>
            <text:p text:style-name="P10">Comments</text:p>
            <text:p text:style-name="P10"/>
            <text:p text:style-name="P11"/>
            <text:p text:style-name="P27">OPERATORY:</text:p>
            <text:p text:style-name="P11"/>
            <text:p text:style-name="P11"/>
            <text:p text:style-name="P21">+ </text:p>
            <text:p text:style-name="P21"><text:s/>-</text:p>
            <text:p text:style-name="P11"/>
            <text:p text:style-name="P11"/>
            <text:p text:style-name="P11"/>
            <text:p text:style-name="P11"><text:span text:style-name="T23">+</text:span> <text:span text:style-name="T23">również </text:span></text:p>
            <text:p text:style-name="P12">concatenation operator !</text:p>
            <text:p text:style-name="P11"/>
            <text:p text:style-name="P12"/>
            <text:p text:style-name="P21">* <text:s/></text:p>
            <text:p text:style-name="P21"><text:s/>/</text:p>
            <text:p text:style-name="P11"/>
            <text:p text:style-name="P11"/>
            <text:p text:style-name="P11"/>
            <text:p text:style-name="P11"><text:span text:style-name="T23">Modulo</text:span> %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21">+= <text:s text:c="2"/></text:p>
            <text:p text:style-name="P21">-= </text:p>
            <text:p text:style-name="P12"/>
            <text:p text:style-name="P21"/>
            <text:p text:style-name="P21">++</text:p>
            <text:p text:style-name="P21">--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3">**</text:p>
            <text:p text:style-name="P13">lub</text:p>
            <text:p text:style-name="P1"><text:span text:style-name="Source_20_Text"><text:span text:style-name="T16">Math</text:span></text:span><text:span text:style-name="Source_20_Text"><text:span text:style-name="T17">.pow(x, y)</text:span></text:span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27">Jednoargumentowy plus (+)</text:p>
            <text:p text:style-name="P11">(Unary plus)</text:p>
            <text:p text:style-name="P11"/>
            <text:p text:style-name="P11"/>
            <text:p text:style-name="P11"/>
            <text:p text:style-name="P11"/>
            <text:p text:style-name="P11"/>
            <text:p text:style-name="P11">Operatory porówniania</text:p>
            <text:p text:style-name="P27">Comparison operators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34">Pitfalls </text:p>
            <text:p text:style-name="P34">Comparison operators</text:p>
            <text:p text:style-name="P23">(Pułapki</text:p>
            <text:p text:style-name="P23">Operatorów porównania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</text:p>
            <text:p text:style-name="P11"/>
            <text:p text:style-name="P27">OPERATORY LOGICZNE </text:p>
            <text:p text:style-name="P11">(Logical operators)</text:p>
            <text:p text:style-name="P11"/>
            <text:p text:style-name="P11"/>
            <text:p text:style-name="P34">Pułapki operatorów</text:p>
            <text:p text:style-name="P11"/>
            <text:p text:style-name="P11"/>
            <text:p text:style-name="P11"><text:s/>(Statement):</text:p>
            <text:p text:style-name="P35">if <text:s text:c="7"/>else</text:p>
            <text:p text:style-name="P11"/>
            <text:p text:style-name="P11"/>
            <text:p text:style-name="P11"/>
            <text:p text:style-name="P11">2 ścieżki logiczne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więcej niź 2 ścieżki logiczne</text:p>
            <text:p text:style-name="P11"/>
            <text:p text:style-name="P11"/>
            <text:p text:style-name="P11"/>
            <text:p text:style-name="P11"/>
            <text:p text:style-name="P11"/>
            <text:p text:style-name="P11">Ternary operator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34">Pitfalls </text:p>
            <text:p text:style-name="P34">If-else</text:p>
            <text:p text:style-name="P34">(Pułapki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36">switch</text:p>
            <text:p text:style-name="P36">case</text:p>
            <text:p text:style-name="P11"/>
            <text:p text:style-name="P11"/>
            <text:p text:style-name="P11"><text:soft-page-break/></text:p>
            <text:p text:style-name="P11"/>
            <text:p text:style-name="P11"/>
            <text:p text:style-name="P11"/>
            <text:p text:style-name="P11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37">[Index] and .length</text:p>
            <text:p text:style-name="P23">(metoda)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37">.split()</text:p>
            <text:p text:style-name="P23"/>
            <text:p text:style-name="P23"/>
            <text:p text:style-name="P23"/>
            <text:p text:style-name="P37">.reverse()</text:p>
            <text:p text:style-name="P37">.join()</text:p>
            <text:p text:style-name="P23"/>
            <text:p text:style-name="P23"/>
            <text:p text:style-name="P37">push(value) and pop()</text:p>
            <text:p text:style-name="P23">(metoda)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ela1.B1" office:value-type="string">
            <text:p text:style-name="P28"><text:span text:style-name="T1">dodawanie i odejmowanie <text:s/>(addition and subtraction) :</text:span></text:p>
            <text:p text:style-name="P17"/>
            <text:p text:style-name="P24"><text:span text:style-name="T23">operator przypisania</text:span> </text:p>
            <text:p text:style-name="P22">var x = b <text:s text:c="2"/>// czyli b (szufladka), przypisana jest do zmiennej x;</text:p>
            <text:p text:style-name="P22"/>
            <text:p text:style-name="P22">tu inne są operatory <text:s/>== i <text:s/>=== </text:p>
            <text:p text:style-name="P17"/>
            <text:p text:style-name="P17"/>
            <text:p text:style-name="P17">operator dodania </text:p>
            <text:p text:style-name="P17">var a = 1 + 1</text:p>
            <text:p text:style-name="P17">var c = a + b</text:p>
            <text:p text:style-name="P17"/>
            <text:p text:style-name="P17">W JS do klejenia łańcuchów <text:s/>napisów wykorzystuje się operatora +</text:p>
            <text:p text:style-name="P17"/>
            <text:p text:style-name="P39"><text:span text:style-name="T25">document</text:span><text:span text:style-name="T26">.</text:span><text:span text:style-name="T28">getElementById</text:span><text:span text:style-name="T26">(</text:span><text:span text:style-name="T30">'clock'</text:span><text:span text:style-name="T26">).</text:span><text:span text:style-name="T25">innerHTML</text:span><text:span text:style-name="T26"> = </text:span><text:span text:style-name="T25">day</text:span><text:span text:style-name="T26">+</text:span><text:span text:style-name="T30">"/"</text:span><text:span text:style-name="T26">+</text:span><text:span text:style-name="T25">month</text:span><text:span text:style-name="T26">+</text:span><text:span text:style-name="T30">"/"</text:span><text:span text:style-name="T26">+</text:span><text:span text:style-name="T25">year</text:span><text:span text:style-name="T26">+ </text:span><text:span text:style-name="T30">" | "</text:span><text:span text:style-name="T26">+</text:span><text:span text:style-name="T25">hour</text:span><text:span text:style-name="T26">+</text:span><text:span text:style-name="T30">":"</text:span><text:span text:style-name="T26">+</text:span><text:span text:style-name="T25">minute</text:span><text:span text:style-name="T26">+</text:span><text:span text:style-name="T30">":"</text:span><text:span text:style-name="T26">+</text:span><text:span text:style-name="T25">second <text:s/></text:span>// <text:s/>10/9/2014 | 17:14:21</text:p>
            <text:p text:style-name="P17"/>
            <text:p text:style-name="P17">var result = 'ala' + '' + 'ma kota'</text:p>
            <text:p text:style-name="P17"/>
            <text:p text:style-name="P17">var b = 2 – 3</text:p>
            <text:p text:style-name="P17"/>
            <text:p text:style-name="P17"><text:span text:style-name="T1"/></text:p>
            <text:p text:style-name="P17"/>
            <text:p text:style-name="P26">mnożenie i dzielenie (multiplication and division) :</text:p>
            <text:p text:style-name="P17">var a = 2 / 2</text:p>
            <text:p text:style-name="P17">var b = a * 2</text:p>
            <text:p text:style-name="P17">var c = a * b</text:p>
            <text:p text:style-name="P17"/>
            <text:p text:style-name="P26">reszta z dzielenia : </text:p>
            <text:p text:style-name="P17">var a = 2 % 2 // result is 0</text:p>
            <text:p text:style-name="P17">var b = 4 % 3 // result is 1</text:p>
            <text:p text:style-name="P17">var c = 2 % 4 // result is 2</text:p>
            <text:p text:style-name="P17"/>
            <text:p text:style-name="P2"><text:span text:style-name="Source_20_Text"><text:span text:style-name="T2">function</text:span></text:span><text:span text:style-name="Source_20_Text"><text:span text:style-name="T3"> </text:span></text:span><text:span text:style-name="Source_20_Text"><text:span text:style-name="T4">isEven(n)</text:span></text:span><text:span text:style-name="Source_20_Text"><text:span text:style-name="T3"> </text:span></text:span><text:span text:style-name="Source_20_Text"><text:span text:style-name="T4">{</text:span></text:span></text:p>
            <text:p text:style-name="P4"><text:span text:style-name="Source_20_Text"><text:span text:style-name="T5"><text:s text:c="3"/></text:span></text:span><text:span text:style-name="Source_20_Text"><text:span text:style-name="T2">return</text:span></text:span><text:span text:style-name="Source_20_Text"><text:span text:style-name="T3"> </text:span></text:span><text:span text:style-name="Source_20_Text"><text:span text:style-name="T4">n %</text:span></text:span><text:span text:style-name="Source_20_Text"><text:span text:style-name="T3"> </text:span></text:span><text:span text:style-name="Source_20_Text"><text:span text:style-name="T6">2</text:span></text:span><text:span text:style-name="Source_20_Text"><text:span text:style-name="T3"> </text:span></text:span><text:span text:style-name="Source_20_Text"><text:span text:style-name="T4">==</text:span></text:span><text:span text:style-name="Source_20_Text"><text:span text:style-name="T3"> </text:span></text:span><text:span text:style-name="Source_20_Text"><text:span text:style-name="T6">0</text:span></text:span><text:span text:style-name="Source_20_Text"><text:span text:style-name="T4">;</text:span></text:span></text:p>
            <text:p text:style-name="P4"><text:span text:style-name="Source_20_Text"><text:span text:style-name="T4">}</text:span></text:span></text:p>
            <text:p text:style-name="P6"/>
            <text:p text:style-name="P4"><text:span text:style-name="Source_20_Text"><text:span text:style-name="T2">function</text:span></text:span><text:span text:style-name="Source_20_Text"><text:span text:style-name="T3"> </text:span></text:span><text:span text:style-name="Source_20_Text"><text:span text:style-name="T4">isOdd(n)</text:span></text:span><text:span text:style-name="Source_20_Text"><text:span text:style-name="T3"> </text:span></text:span><text:span text:style-name="Source_20_Text"><text:span text:style-name="T4">{</text:span></text:span></text:p>
            <text:p text:style-name="P4"><text:span text:style-name="Source_20_Text"><text:span text:style-name="T5"><text:s text:c="3"/></text:span></text:span><text:span text:style-name="Source_20_Text"><text:span text:style-name="T2">return</text:span></text:span><text:span text:style-name="Source_20_Text"><text:span text:style-name="T3"> </text:span></text:span><text:span text:style-name="Source_20_Text"><text:span text:style-name="T7">Math</text:span></text:span><text:span text:style-name="Source_20_Text"><text:span text:style-name="T4">.abs(n %</text:span></text:span><text:span text:style-name="Source_20_Text"><text:span text:style-name="T3"> </text:span></text:span><text:span text:style-name="Source_20_Text"><text:span text:style-name="T6">2</text:span></text:span><text:span text:style-name="Source_20_Text"><text:span text:style-name="T4">)</text:span></text:span><text:span text:style-name="Source_20_Text"><text:span text:style-name="T3"> </text:span></text:span><text:span text:style-name="Source_20_Text"><text:span text:style-name="T4">==</text:span></text:span><text:span text:style-name="Source_20_Text"><text:span text:style-name="T3"> </text:span></text:span><text:span text:style-name="Source_20_Text"><text:span text:style-name="T6">1</text:span></text:span><text:span text:style-name="Source_20_Text"><text:span text:style-name="T4">;</text:span></text:span></text:p>
            <text:p text:style-name="P4"><text:span text:style-name="Source_20_Text"><text:span text:style-name="T4">}</text:span></text:span></text:p>
            <text:p text:style-name="P17"/>
            <text:p text:style-name="P17"/>
            <text:p text:style-name="P17">var a = 2 var b = 4</text:p>
            <text:p text:style-name="P17">a += a // result is 4 b -= b // result is 0</text:p>
            <text:p text:style-name="P17"/>
            <text:p text:style-name="P26">Ikrementacja – zwiekszenie liczby; <text:s/>i dekrementacja – zmiejszenie liczby ; </text:p>
            <text:p text:style-name="P26"><text:s/>(Increment ++ and decrement -- )</text:p>
            <text:p text:style-name="P17">var a = 2 </text:p>
            <text:p text:style-name="P17">var b = 4</text:p>
            <text:p text:style-name="P17"/>
            <text:p text:style-name="P18">a-- <text:s text:c="4"/>//2 <text:s text:c="8"/>zapamiętuje ale nie odejmuje o jeden, staje się to po wywołaniu zmiennej</text:p>
            <text:p text:style-name="P18">a <text:s text:c="5"/>// 1 <text:s text:c="10"/>tu odejmuje o jeden</text:p>
            <text:p text:style-name="P16"><text:span text:style-name="T20">--a </text:span><text:s text:c="3"/><text:span text:style-name="T20">//0 </text:span><text:s text:c="7"/><text:span text:style-name="T20">( to smamo co a = a -1) odejmuje o jeden</text:span></text:p>
            <text:p text:style-name="P18">a <text:s text:c="6"/>//0</text:p>
            <text:p text:style-name="P18">b++ <text:s/>//4 <text:s text:c="3"/>zapamiętuję ale nie dodaje o jeden, staje się to po wywołaniu zmiennej</text:p>
            <text:p text:style-name="P18">b <text:s text:c="5"/>// 5 <text:s text:c="7"/>dopoiero tu dodaje o jeden</text:p>
            <text:p text:style-name="P18">++b <text:s text:c="2"/>//6 <text:s text:c="5"/>(dodaje o jeden)</text:p>
            <text:p text:style-name="P18">b <text:s text:c="5"/>// 6</text:p>
            <text:p text:style-name="P16"><text:soft-page-break/></text:p>
            <text:p text:style-name="P16"/>
            <text:p text:style-name="P3"><text:span text:style-name="Source_20_Text"><text:span text:style-name="T8">// Postfix </text:span></text:span></text:p>
            <text:p text:style-name="P5"><text:span text:style-name="Source_20_Text"><text:span text:style-name="T9">var</text:span></text:span><text:span text:style-name="Source_20_Text"><text:span text:style-name="T10"> x </text:span></text:span><text:span text:style-name="Source_20_Text"><text:span text:style-name="T11">=</text:span></text:span><text:span text:style-name="Source_20_Text"><text:span text:style-name="T10"> </text:span></text:span><text:span text:style-name="Source_20_Text"><text:span text:style-name="T12">3</text:span></text:span><text:span text:style-name="Source_20_Text"><text:span text:style-name="T13">;</text:span></text:span></text:p>
            <text:p text:style-name="P5"><text:span text:style-name="Source_20_Text"><text:span text:style-name="T10">y </text:span></text:span><text:span text:style-name="Source_20_Text"><text:span text:style-name="T11">=</text:span></text:span><text:span text:style-name="Source_20_Text"><text:span text:style-name="T10"> x</text:span></text:span><text:span text:style-name="Source_20_Text"><text:span text:style-name="T11">++</text:span></text:span><text:span text:style-name="Source_20_Text"><text:span text:style-name="T13">;</text:span></text:span><text:span text:style-name="Source_20_Text"><text:span text:style-name="T10"> </text:span></text:span><text:span text:style-name="Source_20_Text"><text:span text:style-name="T8">// y = 3, x = 4</text:span></text:span></text:p>
            <text:p text:style-name="P7"/>
            <text:p text:style-name="P5"><text:span text:style-name="Source_20_Text"><text:span text:style-name="T8">// Prefix</text:span></text:span></text:p>
            <text:p text:style-name="P5"><text:span text:style-name="Source_20_Text"><text:span text:style-name="T9">var</text:span></text:span><text:span text:style-name="Source_20_Text"><text:span text:style-name="T10"> a </text:span></text:span><text:span text:style-name="Source_20_Text"><text:span text:style-name="T11">=</text:span></text:span><text:span text:style-name="Source_20_Text"><text:span text:style-name="T10"> </text:span></text:span><text:span text:style-name="Source_20_Text"><text:span text:style-name="T12">2</text:span></text:span><text:span text:style-name="Source_20_Text"><text:span text:style-name="T13">;</text:span></text:span></text:p>
            <text:p text:style-name="P5"><text:span text:style-name="Source_20_Text"><text:span text:style-name="T10">b </text:span></text:span><text:span text:style-name="Source_20_Text"><text:span text:style-name="T11">=</text:span></text:span><text:span text:style-name="Source_20_Text"><text:span text:style-name="T10"> </text:span></text:span><text:span text:style-name="Source_20_Text"><text:span text:style-name="T11">++</text:span></text:span><text:span text:style-name="Source_20_Text"><text:span text:style-name="T10">a</text:span></text:span><text:span text:style-name="Source_20_Text"><text:span text:style-name="T13">;</text:span></text:span><text:span text:style-name="Source_20_Text"><text:span text:style-name="T10"> </text:span></text:span><text:span text:style-name="Source_20_Text"><text:span text:style-name="T8">// a = 3, b = 3</text:span></text:span></text:p>
            <text:p text:style-name="P16"/>
            <text:p text:style-name="P16"><text:s/><text:span text:style-name="T20">do potęgi</text:span></text:p>
            <text:p text:style-name="P16"/>
            <text:p text:style-name="P3"><text:span text:style-name="Source_20_Text"><text:span text:style-name="T14">let</text:span></text:span><text:span text:style-name="Source_20_Text"><text:span text:style-name="T15"> squared = </text:span></text:span><text:span text:style-name="Source_20_Text"><text:span text:style-name="T18">3</text:span></text:span><text:span text:style-name="Source_20_Text"><text:span text:style-name="T15"> ** </text:span></text:span><text:span text:style-name="Source_20_Text"><text:span text:style-name="T18">2</text:span></text:span><text:span text:style-name="Source_20_Text"><text:span text:style-name="T15">; </text:span></text:span><text:span text:style-name="Source_20_Text"><text:span text:style-name="T19">// 9</text:span></text:span></text:p>
            <text:p text:style-name="P8"/>
            <text:p text:style-name="P8"><text:span text:style-name="Source_20_Text"><text:span text:style-name="T14">let</text:span></text:span><text:span text:style-name="Source_20_Text"><text:span text:style-name="T15"> num = </text:span></text:span><text:span text:style-name="Source_20_Text"><text:span text:style-name="T18">3</text:span></text:span><text:span text:style-name="Source_20_Text"><text:span text:style-name="T15">;</text:span></text:span></text:p>
            <text:p text:style-name="P8"><text:span text:style-name="Source_20_Text"><text:span text:style-name="T15">num **= </text:span></text:span><text:span text:style-name="Source_20_Text"><text:span text:style-name="T18">2</text:span></text:span><text:span text:style-name="Source_20_Text"><text:span text:style-name="T15">;</text:span></text:span></text:p>
            <text:p text:style-name="P9"><text:span text:style-name="Source_20_Text"><text:span text:style-name="T14">console</text:span></text:span><text:span text:style-name="Source_20_Text"><text:span text:style-name="T15">.log(num); </text:span></text:span><text:span text:style-name="Source_20_Text"><text:span text:style-name="T19">// 9</text:span></text:span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29">Jednoargumentowy plus (+) (Unary plus)</text:p>
            <text:p text:style-name="P16">+3 <text:s text:c="5"/>// 3 </text:p>
            <text:p text:style-name="P16">+'3' <text:s text:c="3"/>// 3 </text:p>
            <text:p text:style-name="P16">+true <text:s text:c="2"/>// 1 </text:p>
            <text:p text:style-name="P16">+false <text:s/>// 0 </text:p>
            <text:p text:style-name="P16">+null <text:s/>// 0 </text:p>
            <text:p text:style-name="P16">+{} <text:s/>// NaN</text:p>
            <text:p text:style-name="P16"/>
            <text:p text:style-name="P29">operatory używane do porównywania wartości (Values)</text:p>
            <text:p text:style-name="P19">▪<text:span text:style-name="T1"> ==</text:span> <text:s text:c="6"/>równe (według wartości lub ref) <text:s text:c="30"/><text:span text:style-name="T21"><text:s/>example : ‘string’ == ‘string’</text:span> </text:p>
            <text:p text:style-name="P19">▪ <text:span text:style-name="T1">===</text:span> <text:s text:c="2"/>ścisłe równe (rygorystyczna równość) (według rodzaju i wartości) </text:p>
            <text:p text:style-name="P20"><text:s text:c="98"/>example : '345’ == <text:s/>345 </text:p>
            <text:p text:style-name="P19">▪<text:span text:style-name="T1">! =</text:span> <text:s text:c="6"/>nie równa się (według wartości lub ref) <text:s text:c="20"/><text:span text:style-name="T21"><text:s/>example :</text:span><text:span text:style-name="T22"> ‘</text:span><text:span text:style-name="T21">Kasia’ != ‘Kasia’</text:span></text:p>
            <text:p text:style-name="P19">▪<text:span text:style-name="T1">! ==</text:span> <text:s text:c="4"/>nierówna (według typu i wartości) <text:s text:c="28"/><text:span text:style-name="T21">example : 444 !== ‘444’ </text:span></text:p>
            <text:p text:style-name="P19">▪<text:span text:style-name="T1">&gt;</text:span> <text:s text:c="8"/>większy <text:s text:c="71"/><text:span text:style-name="T21">example : 5 &gt; 3 </text:span></text:p>
            <text:p text:style-name="P19"><text:span text:style-name="T1">▪&gt; =</text:span> <text:s text:c="5"/>większy lub równy <text:s text:c="53"/><text:span text:style-name="T21">example : 11 &gt;= 11 </text:span></text:p>
            <text:p text:style-name="P19">▪<text:span text:style-name="T1"> &lt; <text:s text:c="7"/></text:span>mniejszy <text:s text:c="69"/><text:span text:style-name="T21">example :10 &lt; 14 </text:span></text:p>
            <text:p text:style-name="P19">▪<text:span text:style-name="T1"> &lt;= <text:s text:c="5"/></text:span>mniejszy lub równy <text:s text:c="51"/><text:span text:style-name="T21">example : 14 &lt;= 14</text:span></text:p>
            <text:p text:style-name="P19"/>
            <text:p text:style-name="P19"/>
            <text:p text:style-name="P15">Najczęstszą pułapką jest równość pod względem wartości oraz wartość i rodzaj równości. Rozważ to:</text:p>
            <text:p text:style-name="P15"/>
            <text:p text:style-name="P15">let num = 123; </text:p>
            <text:p text:style-name="P15">num == '123' i num == 123; </text:p>
            <text:p text:style-name="P15">num === '123' i num === 123;</text:p>
            <text:p text:style-name="P15"><text:soft-page-break/></text:p>
            <text:p text:style-name="P15">let name = undefined; </text:p>
            <text:p text:style-name="P15">name == ‘undefined’ </text:p>
            <text:p text:style-name="P15">name === ‘undefined’</text:p>
            <text:p text:style-name="P15"/>
            <text:p text:style-name="P15">Rygorystyczna równość jest uważana za lepszą, ponieważ pozwala uniknąć wieloznaczności w równości.</text:p>
            <text:p text:style-name="P15"/>
            <text:p text:style-name="P15">Operatory porównawcze</text:p>
            <text:p text:style-name="P15">Kolejny często problem - dotyczy ciągów porównawczych. Rozważ to:</text:p>
            <text:p text:style-name="P15">'a '&gt; 'b' // false</text:p>
            <text:p text:style-name="P15">'c' &gt; 'a' // true</text:p>
            <text:p text:style-name="P15">Listy porównywane są według kodów wewnętrznych. NIE porównuj łańcuchów w taki sposób!</text:p>
            <text:p text:style-name="P15"/>
            <text:p text:style-name="P30">Operatory logiczne - operatory używane do odzwierciedlenia działań logicznych.</text:p>
            <text:p text:style-name="P19">▪ || <text:s text:c="5"/>or <text:s text:c="28"/>examples: <text:s text:c="17"/>123 === 321 || 5 === 5 || 1 == 1 </text:p>
            <text:p text:style-name="P19">▪ &amp;&amp; <text:s text:c="2"/>and <text:s text:c="24"/>examples: <text:s text:c="17"/>‘A’ === ‘A’ &amp;&amp; ‘a’ !== ‘b’ &amp;&amp; ‘c’ != ‘c’ </text:p>
            <text:p text:style-name="P19">▪ ! <text:s text:c="6"/>not <text:s text:c="2"/>(negacja) <text:s text:c="8"/>examples: <text:s text:c="21"/>!(‘a’ == ‘a’) &amp;&amp; !(‘c’ === ‘c’)</text:p>
            <text:p text:style-name="P15"/>
            <text:p text:style-name="P15"/>
            <text:p text:style-name="P19">Najczęstszym problemem jest używanie nie-operatorów. Ludzie źle sobie radzą z nie-operatorami.</text:p>
            <text:p text:style-name="P19">((123 !== ‘123’) || (5 != ‘5’) &amp;&amp; (x === ‘name’))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2" svg:font-family="Consolas, 'Courier New', monospace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Source Code Pro" svg:font-family="'Source Code Pro', monospace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96cm" fo:margin-bottom="0.529cm" fo:margin-left="0.695cm" fo:margin-right="0.59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9-02-06T23:31:48.74</meta:creation-date>
    <dc:date>2019-02-07T00:01:56.54</dc:date>
    <dc:creator>jm jm</dc:creator>
    <meta:editing-duration>PT30M7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8" meta:paragraph-count="175" meta:word-count="757" meta:character-count="4695"/>
  </office:meta>
</office:document-meta>
</file>